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8cm" draw:marker-end-width="0.8cm" draw:fill="none" draw:textarea-vertical-align="middle" fo:padding-top="0.225cm" fo:padding-bottom="0.225cm" fo:padding-left="0.35cm" fo:padding-right="0.3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6cm" svg:height="10.5cm" svg:x="2.4cm" svg:y="3.2cm">
          <text:p/>
        </draw:rect>
        <draw:line draw:style-name="gr2" draw:text-style-name="P1" draw:layer="layout" svg:x1="8.3cm" svg:y1="3.3cm" svg:x2="8.3cm" svg:y2="13.8cm">
          <text:p/>
        </draw:line>
        <draw:line draw:style-name="gr2" draw:text-style-name="P1" draw:layer="layout" svg:x1="8.3cm" svg:y1="8.6cm" svg:x2="2.4cm" svg:y2="8.6cm">
          <text:p/>
        </draw:line>
        <draw:frame draw:style-name="gr3" draw:layer="layout" svg:width="3.952cm" svg:height="0.963cm" svg:x="2.448cm" svg:y="3.278cm">
          <draw:text-box>
            <text:p>Inhaltsbaum</text:p>
          </draw:text-box>
        </draw:frame>
        <draw:frame draw:style-name="gr3" draw:layer="layout" svg:width="4.642cm" svg:height="0.963cm" svg:x="2.348cm" svg:y="8.6cm">
          <draw:text-box>
            <text:p>Verweisebaum</text:p>
          </draw:text-box>
        </draw:frame>
        <draw:rect draw:style-name="gr4" draw:text-style-name="P1" draw:layer="layout" svg:width="6.3cm" svg:height="1.7cm" svg:x="10.3cm" svg:y="7.2cm">
          <text:p text:style-name="P1">austauschbarer</text:p>
          <text:p text:style-name="P1">Inhalt</text:p>
        </draw:rect>
        <draw:custom-shape draw:style-name="gr5" draw:text-style-name="P2" xml:id="id1" draw:id="id1" draw:layer="layout" svg:width="0.4cm" svg:height="0.4cm" svg:x="2.6cm" svg:y="4.3cm">
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Antragsmappe XY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" draw:id="id2" draw:layer="layout" svg:width="0.4cm" svg:height="0.4cm" svg:x="3.1cm" svg:y="4.9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Antragsblat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" draw:id="id3" draw:layer="layout" svg:width="0.4cm" svg:height="0.4cm" svg:x="3.1cm" svg:y="5.5cm">
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Zahlungsblat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2.8cm" svg:y1="4.7cm" svg:x2="3.1cm" svg:y2="5.1cm" draw:start-shape="id1" draw:start-glue-point="8" draw:end-shape="id2" draw:end-glue-point="6" svg:d="M2800 4700v400h300">
          <text:p/>
        </draw:connector>
        <draw:connector draw:style-name="gr6" draw:text-style-name="P1" draw:layer="layout" svg:x1="2.8cm" svg:y1="4.7cm" svg:x2="3.158cm" svg:y2="5.558cm" draw:start-shape="id1" draw:start-glue-point="8" draw:end-shape="id3" draw:end-glue-point="5" svg:d="M2800 4700v858h358">
          <text:p/>
        </draw:connector>
        <draw:custom-shape draw:style-name="gr5" draw:text-style-name="P2" draw:layer="layout" svg:width="0.4cm" svg:height="0.4cm" svg:x="2.6cm" svg:y="9.75cm">
          <text:p text:style-name="P2"><text:span text:style-name="T1"><text:tab/></text:span><text:span text:style-name="T1"><text:tab/></text:span><text:span text:style-name="T1"><text:tab/></text:span><text:span text:style-name="T1">Verweis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4cm" svg:height="0.4cm" svg:x="2.6cm" svg:y="10.35cm">
          <text:p text:style-name="P2"><text:span text:style-name="T1"><text:tab/></text:span><text:span text:style-name="T1"><text:tab/></text:span><text:span text:style-name="T1"><text:tab/></text:span><text:span text:style-name="T1">Verweis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4cm" svg:height="0.4cm" svg:x="2.6cm" svg:y="10.95cm">
          <text:p text:style-name="P2"><text:span text:style-name="T1"><text:tab/></text:span><text:span text:style-name="T1"><text:tab/></text:span><text:span text:style-name="T1"><text:tab/></text:span><text:span text:style-name="T1">Verweis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els Gundermann</meta:initial-creator>
    <meta:creation-date>2015-01-19T09:52:34.37</meta:creation-date>
    <dc:date>2015-01-19T10:02:42.22</dc:date>
    <dc:creator>Niels Gundermann</dc:creator>
    <meta:editing-duration>PT10M8S</meta:editing-duration>
    <meta:editing-cycles>1</meta:editing-cycles>
    <meta:document-statistic meta:object-count="14"/>
    <meta:generator>OpenOffice/4.1.1$Win32 OpenOffice.org_project/411m6$Build-9775</meta:generator>
  </office:meta>
</office:document-meta>
</file>